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2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3" style:family="paragraph" style:parent-style-name="Standard" style:list-style-name="L2">
      <style:text-properties fo:language="ru" fo:country="RU" fo:background-color="#ffff00"/>
    </style:style>
    <style:style style:name="P4" style:family="paragraph" style:parent-style-name="Standard" style:list-style-name="L3">
      <style:text-properties fo:language="ru" fo:country="RU" fo:background-color="#ffff00"/>
    </style:style>
    <style:style style:name="P5" style:family="paragraph" style:parent-style-name="Standard" style:list-style-name="L2">
      <style:text-properties fo:language="ru" fo:country="RU"/>
    </style:style>
    <style:style style:name="P6" style:family="paragraph" style:parent-style-name="Standard" style:list-style-name="L3">
      <style:text-properties fo:language="ru" fo:country="RU"/>
    </style:style>
    <style:style style:name="P7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8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9" style:family="paragraph" style:parent-style-name="Standard" style:list-style-name="L3">
      <style:text-properties fo:language="ru" fo:country="RU" fo:font-weight="normal" fo:background-color="#ff00ff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fo:background-color="#ff3333" style:font-weight-asian="normal" style:font-weight-complex="normal"/>
    </style:style>
    <style:style style:name="P11" style:family="paragraph" style:parent-style-name="Standard" style:list-style-name="L3">
      <style:text-properties fo:language="ru" fo:country="RU" fo:font-weight="normal" fo:background-color="#ff0000" style:font-weight-asian="normal" style:font-weight-complex="normal"/>
    </style:style>
    <style:style style:name="P12" style:family="paragraph" style:parent-style-name="Standard">
      <style:text-properties fo:language="ru" fo:country="RU" fo:font-weight="normal" fo:background-color="transparent" style:font-weight-asian="normal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color="#000000" fo:language="ru" fo:country="RU" fo:background-color="#ffff00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bold" style:font-weight-asian="bold" style:font-weight-complex="bold"/>
    </style:style>
    <style:style style:name="P17" style:family="paragraph" style:parent-style-name="Standard" style:list-style-name="L3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background-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5237461" text:style-name="L1">
        <text:list-item>
          <text:p text:style-name="P1"><text:s/>Архітектура комп’ютерних систем </text:p>
        </text:list-item>
      </text:list>
      <text:list xml:id="list1877608876" text:style-name="L2">
        <text:list-item>
          <text:p text:style-name="P3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3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3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5"/>
        </text:list-item>
      </text:list>
      <text:list xml:id="list450618612" text:style-name="L3">
        <text:list-item>
          <text:list>
            <text:list-item>
              <text:list>
                <text:list-item>
                  <text:p text:style-name="P2">Операційні системи</text:p>
                  <text:list>
                    <text:list-item>
                      <text:p text:style-name="P4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4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4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4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4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4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4"><text:span text:style-name="T1">Об'єкти ядер ОС.</text:span> Мьютекси, критичні секції, семафори, файлмеппінги. Приклади для Linux та Windows. </text:p>
                      <text:p text:style-name="P6"/>
                    </text:list-item>
                  </text:list>
                </text:list-item>
                <text:list-item>
                  <text:p text:style-name="P2">Інформаційно-комунікаційні системи 1. Бази даних та інформаційні системи</text:p>
                  <text:list>
                    <text:list-item>
                      <text:p text:style-name="P4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4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4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4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4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4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4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4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2">Інформаційно-комунікаційні системи 2. Комп’ютерні мережі</text:p>
                  <text:list>
                    <text:list-item>
                      <text:p text:style-name="P7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7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7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7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7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2">Інформаційно-комунікаційні системи 3. Системи та мережі передачі інформації.</text:p>
                  <text:list>
                    <text:list-item>
                      <text:p text:style-name="P7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7"><text:span text:style-name="T1">Первинна мережа</text:span>, канали та тракти систем передачі. </text:p>
                    </text:list-item>
                    <text:list-item>
                      <text:p text:style-name="P8"><text:span text:style-name="T2">Аналогові </text:span><text:span text:style-name="T4">системи передачі</text:span>. </text:p>
                    </text:list-item>
                    <text:list-item>
                      <text:p text:style-name="P9"><text:span text:style-name="T1">Цифрові </text:span>системи передачі. </text:p>
                    </text:list-item>
                    <text:list-item>
                      <text:p text:style-name="P7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7">Види та <text:span text:style-name="T1">методи модуляції</text:span>. </text:p>
                    </text:list-item>
                    <text:list-item>
                      <text:p text:style-name="P10"><text:span text:style-name="T1">Кодування</text:span> форми сигналу та джерела сигналу. </text:p>
                    </text:list-item>
                    <text:list-item>
                      <text:p text:style-name="P10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9"><text:span text:style-name="T1">Вокодери</text:span>: принцип дії, основні види. </text:p>
                    </text:list-item>
                    <text:list-item>
                      <text:p text:style-name="P11"><text:span text:style-name="T1">Мобільний зв’язок</text:span>. </text:p>
                    </text:list-item>
                    <text:list-item>
                      <text:p text:style-name="P11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003617854" text:continue-numbering="true" text:style-name="L3">
        <text:list-item>
          <text:list>
            <text:list-item>
              <text:list>
                <text:list-item>
                  <text:p text:style-name="P16"><text:span text:style-name="T5">Технології програмування</text:span></text:p>
                  <text:list>
                    <text:list-item>
                      <text:p text:style-name="P17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7">Основні властивості ООП.</text:p>
                    </text:list-item>
                    <text:list-item>
                      <text:p text:style-name="P17">Одиночне та множинне успадкування. Типи за специфікатором доступу. <text:s/></text:p>
                    </text:list-item>
                    <text:list-item>
                      <text:p text:style-name="P17">Поліморфізм та його реалізація в С++. Абстрактний клас. Віртуальні функції. </text:p>
                    </text:list-item>
                    <text:list-item>
                      <text:p text:style-name="P13"><text:span text:style-name="T6">Архітектурні шаблони web-додатків</text:span>. </text:p>
                    </text:list-item>
                    <text:list-item>
                      <text:p text:style-name="P17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16"><text:span text:style-name="T5">Захист інформації в інформаційно-комунікаційних системах 1. Захист програмного забезпечення та даних.</text:span></text:p>
                  <text:list>
                    <text:list-item>
                      <text:p text:style-name="P15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5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5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5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5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5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5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6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5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5">Склад і архітектура засобів захисту ОС Windows. </text:p>
                    </text:list-item>
                    <text:list-item>
                      <text:p text:style-name="P15">Склад і архітектура засобів захисту OC Linux. </text:p>
                    </text:list-item>
                    <text:list-item>
                      <text:p text:style-name="P15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5">Стандарт ISO 15408 (Common Criteria) </text:p>
                    </text:list-item>
                    <text:list-item>
                      <text:p text:style-name="P15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5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5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6">Комплексні системи захисту інформації: проектування, впровадження, супровід.</text:p>
                  <text:list>
                    <text:list-item>
                      <text:p text:style-name="P15">Несанкціонований доступ (НСД) до інформації. Способи та види НСД. </text:p>
                    </text:list-item>
                    <text:list-item>
                      <text:p text:style-name="P15">Політика безпеки. Призначення і основні складові політики безпеки. </text:p>
                    </text:list-item>
                    <text:list-item>
                      <text:p text:style-name="P15">Джерела загроз, модель загроз, модель порушника. Категорії порушників. </text:p>
                    </text:list-item>
                    <text:list-item>
                      <text:p text:style-name="P15">Ідентифікація та автентифікація (ІА). Методи ІА. </text:p>
                    </text:list-item>
                    <text:list-item>
                      <text:p text:style-name="P15">Система нормативних документів України із захисту інформації. </text:p>
                    </text:list-item>
                    <text:list-item>
                      <text:p text:style-name="P15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5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5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5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5">Оцінка ризиків порушення інформаційної безпеки. </text:p>
                    </text:list-item>
                    <text:list-item>
                      <text:p text:style-name="P15">Види технічних каналів витоку інформації. </text:p>
                    </text:list-item>
                    <text:list-item>
                      <text:p text:style-name="P15">Види державної експертизи КСЗІ. Види атестації комплексу ТЗІ. </text:p>
                    </text:list-item>
                    <text:list-item>
                      <text:p text:style-name="P15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5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15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5">Моделі тематичного керування доступом. Модель решітки цінностей. Решітка MLS. </text:p>
                    </text:list-item>
                    <text:list-item>
                      <text:p text:style-name="P15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5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5">Рольові моделі керування доступом. </text:p>
                    </text:list-item>
                    <text:list-item>
                      <text:p text:style-name="P15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6">Системи технічного захисту інформації</text:p>
                  <text:list>
                    <text:list-item>
                      <text:p text:style-name="P15">Захист мовної інформації в системах телекомунікації. </text:p>
                    </text:list-item>
                    <text:list-item>
                      <text:p text:style-name="P15">Технічні канали витоку інформації. </text:p>
                    </text:list-item>
                    <text:list-item>
                      <text:p text:style-name="P15">Закладні пристрої. </text:p>
                    </text:list-item>
                    <text:list-item>
                      <text:p text:style-name="P15">Методи захисту мовної інформації в приміщенні.</text:p>
                    </text:list-item>
                  </text:list>
                </text:list-item>
                <text:list-item>
                  <text:p text:style-name="P16">Теорія інформації та кодування</text:p>
                  <text:list>
                    <text:list-item>
                      <text:p text:style-name="P15">Інформаційні характеристики дискретних каналів зв`язку. </text:p>
                    </text:list-item>
                    <text:list-item>
                      <text:p text:style-name="P15">Коди Боуза-Чоудхурі-Хоквингема (БЧХ-коди) </text:p>
                    </text:list-item>
                    <text:list-item>
                      <text:p text:style-name="P15">Коди Ріда-Соломона (РС-коди)</text:p>
                    </text:list-item>
                  </text:list>
                </text:list-item>
                <text:list-item>
                  <text:p text:style-name="P16">Симетрична криптографія. Асиметричні криптографічні системи та протоколи</text:p>
                  <text:list>
                    <text:list-item>
                      <text:p text:style-name="P15"><text:soft-page-break/>Основні поняття криптології. Теорія зв’язку в секретних системах Шеннона.</text:p>
                    </text:list-item>
                    <text:list-item>
                      <text:p text:style-name="P15">Сучасні блокові шифратори. </text:p>
                    </text:list-item>
                    <text:list-item>
                      <text:p text:style-name="P15"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5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5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0T02:58:20</dc:date>
    <dc:creator>mark </dc:creator>
    <meta:editing-duration>PT7H8M41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4" meta:paragraph-count="99" meta:word-count="1100" meta:character-count="8845" meta:non-whitespace-character-count="7863"/>
  </office:meta>
</office:document-meta>
</file>